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25c" officeooo:paragraph-rsid="000aa25c"/>
    </style:style>
    <style:style style:name="P2" style:family="paragraph" style:parent-style-name="Standard">
      <style:paragraph-properties fo:text-align="center" style:justify-single-word="false"/>
      <style:text-properties officeooo:rsid="000aa25c" officeooo:paragraph-rsid="000aa25c"/>
    </style:style>
    <style:style style:name="P3" style:family="paragraph" style:parent-style-name="Standard">
      <style:paragraph-properties fo:text-align="start" style:justify-single-word="false"/>
      <style:text-properties officeooo:paragraph-rsid="000aa25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e7da9" officeooo:paragraph-rsid="000e7da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c6878" officeooo:paragraph-rsid="000d65f6"/>
    </style:style>
    <style:style style:name="P6" style:family="paragraph" style:parent-style-name="Standard">
      <style:paragraph-properties fo:text-align="start" style:justify-single-word="false"/>
      <style:text-properties officeooo:rsid="000d65f6" officeooo:paragraph-rsid="000d65f6"/>
    </style:style>
    <style:style style:name="T1" style:family="text">
      <style:text-properties officeooo:rsid="000aa25c"/>
    </style:style>
    <style:style style:name="T2" style:family="text">
      <style:text-properties fo:font-weight="bold" officeooo:rsid="000aa25c" style:font-weight-asian="bold" style:font-weight-complex="bold"/>
    </style:style>
    <style:style style:name="T3" style:family="text">
      <style:text-properties officeooo:rsid="000d65f6"/>
    </style:style>
    <style:style style:name="T4" style:family="text">
      <style:text-properties officeooo:rsid="00102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Operating Systems</text:p>
      <text:p text:style-name="P1">Due 03/23/16</text:p>
      <text:p text:style-name="P1"/>
      <text:p text:style-name="P4">Homework 6</text:p>
      <text:p text:style-name="P2"/>
      <text:p text:style-name="P3"><text:span text:style-name="T2">Question 1b.</text:span><text:span text:style-name="T1"> </text:span>Do you need to include any locks in your parallel implementation of the matrix multiplication algorithm? Justify your answer.</text:p>
      <text:p text:style-name="P3"/>
      <text:p text:style-name="P5">No locks are required for this parallel implementation of the matrix multiplication algorithm. <text:span text:style-name="T3">The different threads do read from the same memory locations, but they only write to separate memory locations (different elements of the C array). Since reading alone is thread-safe, this is not an issue.</text:span></text:p>
      <text:p text:style-name="P6">To pass the induction variable “i” in a safe manner, a separate array of indeces is created. This way, “i” is not passed by reference to the different threads, which would not be safe. <text:span text:style-name="T4">The void* could also be cast to/from a variable of type int/long int/etc., but since the size of int/long int/etc. and the size of pointers are both dependent on the architecture, this is a less stable 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5:08:37.373320366</meta:creation-date>
    <dc:date>2016-03-23T21:24:16.890897128</dc:date>
    <meta:editing-duration>PT5M15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47" meta:character-count="881" meta:non-whitespace-character-count="741"/>
  </office:meta>
</office:document-meta>
</file>